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u</mi>
            <mrow>
              <mi/>
              <mo stretchy="false">+</mo>
              <mi/>
            </mrow>
            <mtext>i</mtext>
            <mi>v</mi>
            <mrow>
              <mi/>
              <mo stretchy="false">=</mo>
              <mi/>
            </mrow>
            <mi>f</mi>
            <mrow>
              <mo stretchy="false">(</mo>
              <mrow>
                <mi>z</mi>
              </mrow>
              <mo stretchy="false">)</mo>
            </mrow>
            <mrow>
              <mi/>
              <mo stretchy="false">=</mo>
              <mi/>
            </mrow>
            <mi>f</mi>
            <mrow>
              <mo stretchy="false">(</mo>
              <mrow>
                <mi>x</mi>
                <mrow>
                  <mi/>
                  <mo stretchy="false">+</mo>
                  <mi/>
                </mrow>
                <mtext>i</mtext>
                <mi>y</mi>
              </mrow>
              <mo stretchy="false">)</mo>
            </mrow>
          </mrow>
        </mtd>
      </mtr>
      <mtr>
        <mtd>
          <mrow>
            <mo stretchy="false">⇒</mo>
            <mi/>
            <mfrac>
              <mrow>
                <mo stretchy="false">∂</mo>
                <mi>u</mi>
              </mrow>
              <mrow>
                <mo stretchy="false">∂</mo>
                <mi>x</mi>
              </mrow>
            </mfrac>
            <mrow>
              <mi/>
              <mo stretchy="false">+</mo>
              <mi/>
            </mrow>
            <mtext>i</mtext>
            <mfrac>
              <mrow>
                <mo stretchy="false">∂</mo>
                <mi>v</mi>
              </mrow>
              <mrow>
                <mo stretchy="false">∂</mo>
                <mi>x</mi>
              </mrow>
            </mfrac>
            <mrow>
              <mi/>
              <mo stretchy="false">=</mo>
              <mi/>
            </mrow>
            <mi>f</mi>
            <mi>'</mi>
            <mrow>
              <mo stretchy="false">(</mo>
              <mrow>
                <mi>z</mi>
              </mrow>
              <mo stretchy="false">)</mo>
            </mrow>
            <mfrac>
              <mrow>
                <mo stretchy="false">∂</mo>
                <mi>z</mi>
              </mrow>
              <mrow>
                <mo stretchy="false">∂</mo>
                <mi>x</mi>
              </mrow>
            </mfrac>
            <mrow>
              <mi/>
              <mo stretchy="false">=</mo>
              <mi/>
            </mrow>
            <mi>f</mi>
            <mi>'</mi>
            <mrow>
              <mo stretchy="false">(</mo>
              <mrow>
                <mi>z</mi>
              </mrow>
              <mo stretchy="false">)</mo>
            </mrow>
            <mi/>
            <mtext> , (1) </mtext>
          </mrow>
        </mtd>
      </mtr>
      <mtr>
        <mtd>
          <mrow>
            <mfrac>
              <mrow>
                <mo stretchy="false">∂</mo>
                <mi>u</mi>
              </mrow>
              <mrow>
                <mo stretchy="false">∂</mo>
                <mi>y</mi>
              </mrow>
            </mfrac>
            <mrow>
              <mi/>
              <mo stretchy="false">+</mo>
              <mi/>
            </mrow>
            <mtext>i</mtext>
            <mfrac>
              <mrow>
                <mo stretchy="false">∂</mo>
                <mi>v</mi>
              </mrow>
              <mrow>
                <mo stretchy="false">∂</mo>
                <mi>y</mi>
              </mrow>
            </mfrac>
            <mrow>
              <mi/>
              <mo stretchy="false">=</mo>
              <mi/>
            </mrow>
            <mi>f</mi>
            <mi>'</mi>
            <mrow>
              <mo stretchy="false">(</mo>
              <mrow>
                <mi>z</mi>
              </mrow>
              <mo stretchy="false">)</mo>
            </mrow>
            <mfrac>
              <mrow>
                <mo stretchy="false">∂</mo>
                <mi>z</mi>
              </mrow>
              <mrow>
                <mo stretchy="false">∂</mo>
                <mi>y</mi>
              </mrow>
            </mfrac>
            <mrow>
              <mi/>
              <mo stretchy="false">=</mo>
              <mi/>
            </mrow>
            <mtext>i</mtext>
            <mi>f</mi>
            <mi>'</mi>
            <mrow>
              <mo stretchy="false">(</mo>
              <mrow>
                <mi>z</mi>
              </mrow>
              <mo stretchy="false">)</mo>
            </mrow>
          </mrow>
        </mtd>
      </mtr>
      <mtr>
        <mtd>
          <mrow>
            <mo stretchy="false">⇒</mo>
            <mi/>
            <mrow>
              <mrow>
                <mrow>
                  <mtext>(1)</mtext>
                </mrow>
                <mo stretchy="true">∣</mo>
              </mrow>
              <mo stretchy="false">⋅</mo>
              <mtext>i</mtext>
            </mrow>
            <mi/>
            <mo stretchy="false">⇒</mo>
          </mrow>
        </mtd>
      </mtr>
      <mtr>
        <mtd>
          <mrow>
            <mtext>i</mtext>
            <mfrac>
              <mrow>
                <mo stretchy="false">∂</mo>
                <mi>u</mi>
              </mrow>
              <mrow>
                <mo stretchy="false">∂</mo>
                <mi>x</mi>
              </mrow>
            </mfrac>
            <mrow>
              <mi/>
              <mo stretchy="false">−</mo>
              <mi/>
            </mrow>
            <mfrac>
              <mrow>
                <mo stretchy="false">∂</mo>
                <mi>v</mi>
              </mrow>
              <mrow>
                <mo stretchy="false">∂</mo>
                <mi>x</mi>
              </mrow>
            </mfrac>
            <mrow>
              <mi/>
              <mo stretchy="false">=</mo>
              <mi/>
            </mrow>
            <mtext>i</mtext>
            <mi>f</mi>
            <mi>'</mi>
            <mrow>
              <mo stretchy="false">(</mo>
              <mrow>
                <mi>z</mi>
              </mrow>
              <mo stretchy="false">)</mo>
            </mrow>
            <mrow>
              <mi/>
              <mo stretchy="false">=</mo>
              <mi/>
            </mrow>
            <mfrac>
              <mrow>
                <mo stretchy="false">∂</mo>
                <mi>u</mi>
              </mrow>
              <mrow>
                <mo stretchy="false">∂</mo>
                <mi>y</mi>
              </mrow>
            </mfrac>
            <mrow>
              <mi/>
              <mo stretchy="false">+</mo>
              <mi/>
            </mrow>
            <mtext>i</mtext>
            <mfrac>
              <mrow>
                <mo stretchy="false">∂</mo>
                <mi>v</mi>
              </mrow>
              <mrow>
                <mo stretchy="false">∂</mo>
                <mi>y</mi>
              </mrow>
            </mfrac>
          </mrow>
        </mtd>
      </mtr>
      <mtr>
        <mtd>
          <mrow>
            <mo stretchy="false">⇒</mo>
            <mi/>
            <mfrac>
              <mrow>
                <mo stretchy="false">∂</mo>
                <mi>u</mi>
              </mrow>
              <mrow>
                <mo stretchy="false">∂</mo>
                <mi>y</mi>
              </mrow>
            </mfrac>
            <mrow>
              <mi/>
              <mo stretchy="false">+</mo>
              <mi/>
            </mrow>
            <mtext>i</mtext>
            <mfrac>
              <mrow>
                <mo stretchy="false">∂</mo>
                <mi>v</mi>
              </mrow>
              <mrow>
                <mo stretchy="false">∂</mo>
                <mi>y</mi>
              </mrow>
            </mfrac>
            <mrow>
              <mi/>
              <mo stretchy="false">=</mo>
              <mrow>
                <mi/>
                <mo stretchy="false">−</mo>
                <mfrac>
                  <mrow>
                    <mo stretchy="false">∂</mo>
                    <mi>v</mi>
                  </mrow>
                  <mrow>
                    <mo stretchy="false">∂</mo>
                    <mi>x</mi>
                  </mrow>
                </mfrac>
              </mrow>
            </mrow>
            <mrow>
              <mi/>
              <mo stretchy="false">+</mo>
              <mi/>
            </mrow>
            <mtext>i</mtext>
            <mfrac>
              <mrow>
                <mo stretchy="false">∂</mo>
                <mi>u</mi>
              </mrow>
              <mrow>
                <mo stretchy="false">∂</mo>
                <mi>x</mi>
              </mrow>
            </mfrac>
          </mrow>
        </mtd>
      </mtr>
      <mtr>
        <mtd>
          <mrow>
            <mo stretchy="false">⇒</mo>
            <mi/>
            <mfrac>
              <mrow>
                <mo stretchy="false">∂</mo>
                <mi>u</mi>
              </mrow>
              <mrow>
                <mo stretchy="false">∂</mo>
                <mi>y</mi>
              </mrow>
            </mfrac>
            <mrow>
              <mi/>
              <mo stretchy="false">=</mo>
              <mrow>
                <mi/>
                <mo stretchy="false">−</mo>
                <mfrac>
                  <mrow>
                    <mo stretchy="false">∂</mo>
                    <mi>v</mi>
                  </mrow>
                  <mrow>
                    <mo stretchy="false">∂</mo>
                    <mi>x</mi>
                  </mrow>
                </mfrac>
              </mrow>
            </mrow>
            <mi/>
            <mtext> ; </mtext>
            <mi/>
            <mfrac>
              <mrow>
                <mo stretchy="false">∂</mo>
                <mi>v</mi>
              </mrow>
              <mrow>
                <mo stretchy="false">∂</mo>
                <mi>y</mi>
              </mrow>
            </mfrac>
            <mrow>
              <mi/>
              <mo stretchy="false">=</mo>
              <mi/>
            </mrow>
            <mfrac>
              <mrow>
                <mo stretchy="false">∂</mo>
                <mi>u</mi>
              </mrow>
              <mrow>
                <mo stretchy="false">∂</mo>
                <mi>x</mi>
              </mrow>
            </mfrac>
          </mrow>
        </mtd>
      </mtr>
    </mtable>
    <annotation encoding="StarMath 5.0">u `+` "i"v `=` f(z) `=` f(x `+` "i"y) newline
drarrow ~

{partial u} over {partial x} `+` "i" {partial v} over {partial x} `=` f'(z) {partial z} over {partial x} `=` f'(z) ~" , (1) " newline

{partial u} over {partial y} `+` "i" {partial v} over {partial y} `=` f'(z) {partial z} over {partial y} `=` "i"f'(z) newline
drarrow ~ left none "(1)" right rline cdot "i" ~ drarrow newline

alignc "i"{partial u} over {partial x} `-` {partial v} over {partial x} `=` "i"f'(z) `=` {partial u} over {partial y} `+` "i" {partial v} over {partial y} newline
drarrow ~

{partial u} over {partial y} `+` "i" {partial v} over {partial y} `=` -{partial v} over {partial x} `+` "i"{partial u} over {partial x} newline
drarrow ~

{partial u} over {partial y} `=` -{partial v} over {partial x} `" ; "~
{partial v} over {partial y} `=` {partial u} over {partial x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4:37:21.526000000</meta:creation-date>
    <meta:generator>LibreOffice/4.1.4.2$Windows_x86 LibreOffice_project/0a0440ccc0227ad9829de5f46be37cfb6edcf72</meta:generator>
  </office:meta>
</office:document-meta>
</file>